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2" style:family="table">
      <style:table-properties style:width="8.394cm" table:align="margins"/>
    </style:style>
    <style:style style:name="Tabel2.A" style:family="table-column">
      <style:table-column-properties style:column-width="0.799cm" style:rel-column-width="6238*"/>
    </style:style>
    <style:style style:name="Tabel2.B" style:family="table-column">
      <style:table-column-properties style:column-width="6.796cm" style:rel-column-width="53058*"/>
    </style:style>
    <style:style style:name="Tabel2.C" style:family="table-column">
      <style:table-column-properties style:column-width="0.799cm" style:rel-column-width="6239*"/>
    </style:style>
    <style:style style:name="Tabel2.1" style:family="table-row">
      <style:table-row-properties style:row-height="0.4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C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officeooo:paragraph-rsid="001e5e0a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1b04b5" officeooo:paragraph-rsid="001cfc27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1e5e0a" officeooo:paragraph-rsid="001e5e0a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6pt" officeooo:rsid="001b04b5" officeooo:paragraph-rsid="001b04b5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1b04b5" officeooo:paragraph-rsid="001b04b5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1b04b5" officeooo:paragraph-rsid="001cfc2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b04b5" officeooo:paragraph-rsid="001b04b5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b04b5" officeooo:paragraph-rsid="001cfc2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f2329" officeooo:paragraph-rsid="001f2329" style:font-size-asian="10pt" style:font-size-complex="10pt"/>
    </style:style>
    <style:style style:name="P10" style:family="paragraph" style:parent-style-name="Table_20_Contents">
      <style:paragraph-properties fo:text-align="center" style:justify-single-word="false" fo:break-before="page"/>
      <style:text-properties fo:font-size="16pt" officeooo:rsid="001b04b5" officeooo:paragraph-rsid="001cfc27" style:font-size-asian="16pt" style:font-size-complex="16pt"/>
    </style:style>
    <style:style style:name="P11" style:family="paragraph" style:parent-style-name="Table_20_Contents">
      <style:paragraph-properties fo:text-align="center" style:justify-single-word="false" fo:break-before="page"/>
      <style:text-properties fo:font-size="2pt" officeooo:rsid="001f2329" officeooo:paragraph-rsid="001f2329" style:font-size-asian="1.75pt" style:font-size-complex="2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0eed6" officeooo:paragraph-rsid="0020eed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b04b5" officeooo:paragraph-rsid="001cfc27" style:font-size-asian="10pt" style:font-size-complex="10pt"/>
    </style:style>
    <style:style style:name="T1" style:family="text">
      <style:text-properties officeooo:rsid="001cfc27"/>
    </style:style>
    <style:style style:name="T2" style:family="text">
      <style:text-properties officeooo:rsid="001e5e0a"/>
    </style:style>
    <style:style style:name="T3" style:family="text">
      <style:text-properties officeooo:rsid="0021e9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2" table:style-name="Tabel2">
        <table:table-column table:style-name="Tabel2.A"/>
        <table:table-column table:style-name="Tabel2.B"/>
        <table:table-column table:style-name="Tabel2.C"/>
        <table:table-row table:style-name="Tabel2.1">
          <table:table-cell table:style-name="Tabel2.A1" office:value-type="string">
            <text:p text:style-name="P4">N</text:p>
          </table:table-cell>
          <table:table-cell table:style-name="Tabel2.A1" table:number-rows-spanned="2" office:value-type="string">
            <text:p text:style-name="P5">USB</text:p>
          </table:table-cell>
          <table:table-cell table:style-name="Tabel2.C1" office:value-type="string">
            <text:p text:style-name="P4">L0</text:p>
          </table:table-cell>
        </table:table-row>
        <table:table-row table:style-name="Tabel2.1">
          <table:table-cell table:style-name="Tabel2.A2" office:value-type="string">
            <text:p text:style-name="P4">L31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table-cell table:style-name="Tabel2.A2" table:number-rows-spanned="28" office:value-type="string">
            <text:p text:style-name="P10"/>
            <text:p text:style-name="P6">32 kanaliga lambi juhtpult</text:p>
            <text:p text:style-name="P2"/>
            <text:p text:style-name="P2"/>
            <text:p text:style-name="P1"><text:span text:style-name="T1">Käskusid saab saata üle USB virtuaalse jadapordi </text:span><text:span text:style-name="T2">kiirusega 115200. </text:span></text:p>
            <text:p text:style-name="P3"/>
            <text:p text:style-name="P3">Iga käsk lõppeb realõpumärgiga „\n“. Käsk „I23<text:span text:style-name="T3">\n</text:span>“ lülitab 23. kanali sisse,</text:p>
            <text:p text:style-name="P3">käsk „O14<text:span text:style-name="T3">\n</text:span>“ lülitab 14. kanali välja jne.</text:p>
            <text:p text:style-name="P3"/>
            <text:p text:style-name="P3">Käsud „I<text:span text:style-name="T3">\n</text:span>“ ja „O<text:span text:style-name="T3">\n</text:span>“ ilma numbrita lülitavad kõiki lampe.</text:p>
            <text:p text:style-name="P8"/>
            <text:p text:style-name="P8"/>
            <text:p text:style-name="P9">&lt; 0,9 A / 200 W kanali kohta</text:p>
            <text:p text:style-name="P9">&lt; 16 A / 3 680 W seadme kohta</text:p>
            <text:p text:style-name="P8"/>
            <text:p text:style-name="P12">Elektritöid peab tegema kvalifitseeritud elektrik. Mitte puudutada peale ühendamist.</text:p>
            <text:p text:style-name="P12"/>
            <text:p text:style-name="P8">Tech-thing OÜ 2014</text:p>
          </table:table-cell>
          <table:table-cell table:style-name="Tabel2.C2" office:value-type="string">
            <text:p text:style-name="P4">L1</text:p>
          </table:table-cell>
        </table:table-row>
        <table:table-row table:style-name="Tabel2.1">
          <table:table-cell table:style-name="Tabel2.A2" office:value-type="string">
            <text:p text:style-name="P4">L30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2</text:p>
          </table:table-cell>
        </table:table-row>
        <table:table-row table:style-name="Tabel2.1">
          <table:table-cell table:style-name="Tabel2.A2" office:value-type="string">
            <text:p text:style-name="P4">L29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3</text:p>
          </table:table-cell>
        </table:table-row>
        <table:table-row table:style-name="Tabel2.1">
          <table:table-cell table:style-name="Tabel2.A2" office:value-type="string">
            <text:p text:style-name="P4">L28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4</text:p>
          </table:table-cell>
        </table:table-row>
        <table:table-row table:style-name="Tabel2.1">
          <table:table-cell table:style-name="Tabel2.A2" office:value-type="string">
            <text:p text:style-name="P4">L27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5</text:p>
          </table:table-cell>
        </table:table-row>
        <table:table-row table:style-name="Tabel2.1">
          <table:table-cell table:style-name="Tabel2.A2" office:value-type="string">
            <text:p text:style-name="P4">L26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6</text:p>
          </table:table-cell>
        </table:table-row>
        <table:table-row table:style-name="Tabel2.1">
          <table:table-cell table:style-name="Tabel2.A2" office:value-type="string">
            <text:p text:style-name="P4">L25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7</text:p>
          </table:table-cell>
        </table:table-row>
        <table:table-row table:style-name="Tabel2.1">
          <table:table-cell table:style-name="Tabel2.A2" office:value-type="string">
            <text:p text:style-name="P4">L24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8</text:p>
          </table:table-cell>
        </table:table-row>
        <table:table-row table:style-name="Tabel2.1">
          <table:table-cell table:style-name="Tabel2.A2" office:value-type="string">
            <text:p text:style-name="P4">L23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9</text:p>
          </table:table-cell>
        </table:table-row>
        <table:table-row table:style-name="Tabel2.1">
          <table:table-cell table:style-name="Tabel2.A2" office:value-type="string">
            <text:p text:style-name="P4">L22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10</text:p>
          </table:table-cell>
        </table:table-row>
        <table:table-row table:style-name="Tabel2.1">
          <table:table-cell table:style-name="Tabel2.A2" office:value-type="string">
            <text:p text:style-name="P4">L21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11</text:p>
          </table:table-cell>
        </table:table-row>
        <table:table-row table:style-name="Tabel2.1">
          <table:table-cell table:style-name="Tabel2.A2" office:value-type="string">
            <text:p text:style-name="P4">L20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12</text:p>
          </table:table-cell>
        </table:table-row>
        <table:table-row table:style-name="Tabel2.1">
          <table:table-cell table:style-name="Tabel2.A2" office:value-type="string">
            <text:p text:style-name="P4">L19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13</text:p>
          </table:table-cell>
        </table:table-row>
        <table:table-row table:style-name="Tabel2.1">
          <table:table-cell table:style-name="Tabel2.A2" office:value-type="string">
            <text:p text:style-name="P4">L18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covered-table-cell/>
          <table:table-cell table:style-name="Tabel2.C2" office:value-type="string">
            <text:p text:style-name="P4">L14</text:p>
          </table:table-cell>
        </table:table-row>
        <table:table-row table:style-name="Tabel2.1">
          <table:table-cell table:style-name="Tabel2.A2" office:value-type="string">
            <text:p text:style-name="P4">L17</text:p>
          </table:table-cell>
          <table:covered-table-cell/>
          <table:table-cell table:style-name="Tabel2.C2" office:value-type="string">
            <text:p text:style-name="P4">N</text:p>
          </table:table-cell>
        </table:table-row>
        <table:table-row table:style-name="Tabel2.1">
          <table:table-cell table:style-name="Tabel2.A2" office:value-type="string">
            <text:p text:style-name="P4">N</text:p>
          </table:table-cell>
          <table:table-cell table:style-name="Tabel2.A2" table:number-rows-spanned="2" office:value-type="string">
            <text:p text:style-name="P7">230 VAC</text:p>
          </table:table-cell>
          <table:table-cell table:style-name="Tabel2.C2" office:value-type="string">
            <text:p text:style-name="P4">L15</text:p>
          </table:table-cell>
        </table:table-row>
        <table:table-row table:style-name="Tabel2.1">
          <table:table-cell table:style-name="Tabel2.A2" office:value-type="string">
            <text:p text:style-name="P4">L16</text:p>
          </table:table-cell>
          <table:covered-table-cell/>
          <table:table-cell table:style-name="Tabel2.C2" office:value-type="string">
            <text:p text:style-name="P4">N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649cm" fo:margin-bottom="1.085cm" fo:margin-left="1.058cm" fo:margin-right="1.048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us </meta:initial-creator>
    <meta:creation-date>2014-05-09T15:13:07</meta:creation-date>
    <meta:printed-by>Jaanus </meta:printed-by>
    <meta:print-date>2014-05-09T15:57:52</meta:print-date>
    <dc:date>2014-05-21T18:09:14</dc:date>
    <dc:creator>Jaanus </dc:creator>
    <meta:editing-duration>PT1H53M21S</meta:editing-duration>
    <meta:editing-cycles>5</meta:editing-cycles>
    <meta:generator>LibreOffice/4.0.4.2$Linux_x86 LibreOffice_project/400m0$Build-2</meta:generator>
    <meta:document-statistic meta:table-count="1" meta:image-count="0" meta:object-count="0" meta:page-count="2" meta:paragraph-count="75" meta:word-count="136" meta:character-count="554" meta:non-whitespace-character-count="492"/>
  </office:meta>
</office:document-meta>
</file>